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 style:list-style-name="L1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9">
        <text:h text:style-name="Heading_20_4" text:outline-level="4"><text:bookmark-start text:name="__RefHeading___Toc7226_1464965999"/>Personas (only LO)<text:bookmark-end text:name="__RefHeading___Toc7226_1464965999"/></text:h>
        <text:p text:style-name="Text_20_body_20_indent_20_Organon"><text:bookmark text:name="result_box2"/>Under "Design: Personas" in the Organon settings Personas can quickly and easily be created, as well as existing ones can be set or cleared.<text:line-break/></text:p>
        <text:list xml:id="list4376569302655768024" text:style-name="L1">
          <text:list-item>
            <text:p text:style-name="P1">To set a Persona, a persona has to be selected in the left column. The font color is determined by font color displayed in the middle column. Press "use Persona".</text:p>
          </text:list-item>
          <text:list-item>
            <text:p text:style-name="P1">To remove a Persona, select a Persona and choose "Delete Persona".</text:p>
          </text:list-item>
          <text:list-item>
            <text:p text:style-name="P1">To create a new persona, a name must be entered in the text box in the right column. There are the following possibilities of creation:</text:p>
            <text:list>
              <text:list-item>
                <text:p text:style-name="P1">Monochrome: select "Background Color" only.</text:p>
              </text:list-item>
              <text:list-item>
                <text:p text:style-name="P1">Gradient: Select "Background Gradient". Organon creates a simple vertical gradient from the background color and the background gradient.</text:p>
              </text:list-item>
              <text:list-item>
                <text:p text:style-name="P1">User: Organon creates a Persona from the image selected by the user. The image file must have the minimum dimensions 2500px * 200px, since it otherwise won't be found and used later on.</text:p>
              </text:list-item>
            </text:list>
          </text:list-item>
        </text:list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02:03.078000000</dc:date>
    <meta:editing-duration>P0D</meta:editing-duration>
    <meta:editing-cycles>1</meta:editing-cycles>
    <meta:document-statistic meta:table-count="0" meta:image-count="0" meta:object-count="0" meta:page-count="1" meta:paragraph-count="8" meta:word-count="155" meta:character-count="893" meta:non-whitespace-character-count="751"/>
    <meta:generator>LibreOffice/5.0.4.2$Windows_x86 LibreOffice_project/2b9802c1994aa0b7dc6079e128979269cf95bc78</meta:generator>
  </office:meta>
</office:document-meta>
</file>